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 - в контексте "Wordpress Разработка Плагинов"</text:p>
      <text:p text:style-name="Standard">ChatGPT</text:p>
      <text:p text:style-name="P1">ChatGPT</text:p>
      <text:p text:style-name="Text_20_body">Конечно, вот полный список терминов и понятий в контексте разработки плагинов для Wordpress, разделенный по категориям:</text:p>
      <text:p text:style-name="Text_20_body"><text:span text:style-name="Strong_20_Emphasis">Хуки и Фильтры:</text:span></text:p>
      <text:list xml:id="list5323658031100721349" text:style-name="L1">
        <text:list-item>
          <text:p text:style-name="P7"><text:span text:style-name="Strong_20_Emphasis">Хук (Hook):</text:span></text:p>
          <text:list>
            <text:list-item>
              <text:p text:style-name="P7">Описание: Хуки в Wordpress - это места в коде, куда другой код (в том числе код плагинов) может подключаться для выполнения своей функциональности.</text:p>
            </text:list-item>
          </text:list>
        </text:list-item>
        <text:list-item>
          <text:p text:style-name="P7"><text:span text:style-name="Strong_20_Emphasis">Действие (Action):</text:span></text:p>
          <text:list>
            <text:list-item>
              <text:p text:style-name="P7">Описание: Действия – это тип хуков, который позволяет вам выполнять код в определенных точках во время выполнения запроса Wordpress.</text:p>
            </text:list-item>
          </text:list>
        </text:list-item>
        <text:list-item>
          <text:p text:style-name="P7"><text:span text:style-name="Strong_20_Emphasis">Фильтр (Filter):</text:span></text:p>
          <text:list>
            <text:list-item>
              <text:p text:style-name="P2">Описание: Фильтры позволяют модифицировать данные до их вывода или сохранения.</text:p>
            </text:list-item>
          </text:list>
        </text:list-item>
      </text:list>
      <text:p text:style-name="Text_20_body"><text:span text:style-name="Strong_20_Emphasis">API Wordpress:</text:span> 4. <text:span text:style-name="Strong_20_Emphasis">WP_Query:</text:span></text:p>
      <text:list xml:id="list9009641661343706263" text:style-name="L2">
        <text:list-item>
          <text:p text:style-name="P3">Описание: Класс Wordpress для работы с базой данных и выполнения запросов к постам.</text:p>
        </text:list-item>
      </text:list>
      <text:list xml:id="list6181386014399588976" text:style-name="L3">
        <text:list-item>
          <text:p text:style-name="P8"><text:span text:style-name="Strong_20_Emphasis">wpdb:</text:span></text:p>
          <text:list>
            <text:list-item>
              <text:p text:style-name="P8">Описание: Глобальный объект Wordpress для выполнения произвольных запросов к базе данных.</text:p>
            </text:list-item>
          </text:list>
        </text:list-item>
        <text:list-item>
          <text:p text:style-name="P8"><text:span text:style-name="Strong_20_Emphasis">Шорткоды (Shortcodes):</text:span></text:p>
          <text:list>
            <text:list-item>
              <text:p text:style-name="P8">Описание: Короткие коды, которые позволяют встраивать определенный функциональный блок в контент страницы или записи.</text:p>
            </text:list-item>
          </text:list>
        </text:list-item>
        <text:list-item>
          <text:p text:style-name="P8"><text:span text:style-name="Strong_20_Emphasis">Настройки (Settings):</text:span></text:p>
          <text:list>
            <text:list-item>
              <text:p text:style-name="P4">Описание: Возможность добавления пользовательских настроек для плагина и их управления через административный интерфейс Wordpress.</text:p>
            </text:list-item>
          </text:list>
        </text:list-item>
      </text:list>
      <text:p text:style-name="Text_20_body"><text:span text:style-name="Strong_20_Emphasis">Разработка интерфейса:</text:span> 8. <text:span text:style-name="Strong_20_Emphasis">Административные страницы (Admin Pages):</text:span></text:p>
      <text:list xml:id="list5294401145191278106" text:style-name="L4">
        <text:list-item>
          <text:p text:style-name="P5">Описание: Страницы, которые добавляются в административный интерфейс Wordpress для управления настройками и функциональностью плагина.</text:p>
        </text:list-item>
      </text:list>
      <text:list xml:id="list1005519981510548581" text:style-name="L5">
        <text:list-item>
          <text:p text:style-name="P9"><text:span text:style-name="Strong_20_Emphasis">Формы (Forms):</text:span></text:p>
          <text:list>
            <text:list-item>
              <text:p text:style-name="P6">Описание: Элементы интерфейса, позволяющие собирать информацию от пользователя (например, настройки плагина).</text:p>
            </text:list-item>
          </text:list>
        </text:list-item>
      </text:list>
      <text:p text:style-name="Text_20_body"><text:span text:style-name="Strong_20_Emphasis">Безопасность:</text:span> 10. <text:span text:style-name="Strong_20_Emphasis">Права доступа (Capabilities):</text:span> - Описание: В Wordpress каждому пользователю присваиваются определенные права доступа, которые определяют, какие действия он может выполнить на сайте. 11. <text:span text:style-name="Strong_20_Emphasis">Проверка безопасности (Security Checks):</text:span> - Описание: Меры безопасности, включая фильтрацию и валидацию вводимых данных, чтобы предотвратить атаки и уязвимости.</text:p>
      <text:p text:style-name="Text_20_body"><text:span text:style-name="Strong_20_Emphasis">Отладка и Тестирование:</text:span> 12. <text:span text:style-name="Strong_20_Emphasis">Отладка (Debugging):</text:span> - Описание: Процесс идентификации и исправления ошибок в коде плагина. 13. <text:span text:style-name="Strong_20_Emphasis">Юнит-тестирование (Unit Testing):</text:span> - Описание: Тестирование отдельных компонентов или функций плагина для проверки их корректности и надежности.</text:p>
      <text:p text:style-name="Text_20_body"><text:span text:style-name="Strong_20_Emphasis">Документация и Распространение:</text:span> 14. <text:span text:style-name="Strong_20_Emphasis">README файл:</text:span> - Описание: Файл, содержащий описание и инструкции по установке и использованию плагина. 15. <text:span text:style-name="Strong_20_Emphasis">Лицензия (License):</text:span> - Описание: Правовой документ, определяющий условия использования и распространения <text:soft-page-break/>плагина. 16. <text:span text:style-name="Strong_20_Emphasis">Репозиторий (Repository):</text:span> - Описание: Место хранения и распространения исходного кода плагина, например, официальный репозиторий Wordpress.</text:p>
      <text:p text:style-name="Text_20_body">Этот список терминов поможет вам лучше понять основные концепции и терминологию, связанную с разработкой плагинов для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3:11:01.70</dc:date>
    <meta:document-statistic meta:table-count="0" meta:image-count="0" meta:object-count="0" meta:page-count="2" meta:paragraph-count="27" meta:word-count="348" meta:character-count="2658"/>
    <dc:creator>Dima Wide</dc:creator>
    <meta:user-defined meta:name="Info 1"/>
    <meta:user-defined meta:name="Info 2"/>
    <meta:user-defined meta:name="Info 3"/>
    <meta:user-defined meta:name="Info 4"/>
  </office:meta>
</office:document-meta>
</file>